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Read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geReader.hasTransfor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eader.readFully( 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mageReader.getTransform( double ow , double oh , double nw , double nh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ImageReade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mageReader.setupHead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Reader.processStream( InputStream inputStream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ImageReader.setup( SourceResolver resolver , Map objectModel , String src , Parameters pa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